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2b37e" officeooo:paragraph-rsid="0016cc3b"/>
    </style:style>
    <style:style style:name="P2" style:family="paragraph" style:parent-style-name="Standard">
      <style:text-properties fo:font-weight="bold" officeooo:rsid="0012b37e" officeooo:paragraph-rsid="0016cc3b" style:font-weight-asian="bold" style:font-weight-complex="bold"/>
    </style:style>
    <style:style style:name="P3" style:family="paragraph" style:parent-style-name="Standard">
      <style:text-properties officeooo:paragraph-rsid="0016cc3b"/>
    </style:style>
    <style:style style:name="P4" style:family="paragraph" style:parent-style-name="Standard">
      <style:text-properties fo:font-weight="normal" officeooo:rsid="0016cc3b" officeooo:paragraph-rsid="0016cc3b" style:font-weight-asian="normal" style:font-weight-complex="normal"/>
    </style:style>
    <style:style style:name="T1" style:family="text">
      <style:text-properties officeooo:rsid="0039b8d0"/>
    </style:style>
    <style:style style:name="T2" style:family="text">
      <style:text-properties officeooo:rsid="00393422"/>
    </style:style>
    <style:style style:name="T3" style:family="text">
      <style:text-properties officeooo:rsid="00321fab"/>
    </style:style>
    <style:style style:name="T4" style:family="text">
      <style:text-properties officeooo:rsid="001184b2"/>
    </style:style>
    <style:style style:name="T5" style:family="text">
      <style:text-properties officeooo:rsid="0034ef8c"/>
    </style:style>
    <style:style style:name="T6" style:family="text">
      <style:text-properties officeooo:rsid="00341b42"/>
    </style:style>
    <style:style style:name="T7" style:family="text">
      <style:text-properties officeooo:rsid="0014a793"/>
    </style:style>
    <style:style style:name="T8" style:family="text">
      <style:text-properties officeooo:rsid="00179f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lan_A_12-10-2025</text:p>
      <text:p text:style-name="P2"/>
      <text:p text:style-name="P2">Plan</text:p>
      <text:p text:style-name="P3">Using the detailed technical specification <text:span text:style-name="T1">that is attached</text:span>, create a plan with milestones and checkpoints where the plan <text:span text:style-name="T8">is to use</text:span> the smallest incremental and testable steps. <text:span text:style-name="T3">For each milestone create a new “.</text:span><text:span text:style-name="T4">md”</text:span><text:span text:style-name="T3"> file. </text:span><text:span text:style-name="T5">R</text:span>eview<text:span text:style-name="T4"> </text:span>the plan and determine what was missed from the original technical specification and include back into the plan <text:span text:style-name="T4">a</text:span>nd repeat until the plan is finished.</text:p>
      <text:p text:style-name="P3">Checkpoints represent a complete test of the system with a test plan for each <text:span text:style-name="T6">milestone</text:span>.</text:p>
      <text:p text:style-name="P3">Create a unit function test for each functionality <text:span text:style-name="T7">and method. </text:span></text:p>
      <text:p text:style-name="P1"><text:span text:style-name="T1">Plan to </text:span>create the code rep<text:span text:style-name="T2">l</text:span>eat with logging and error handl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0T21:18:13.005632476</meta:creation-date>
    <dc:date>2025-12-10T21:30:55.919594320</dc:date>
    <meta:editing-duration>PT12M42S</meta:editing-duration>
    <meta:editing-cycles>2</meta:editing-cycles>
    <meta:generator>LibreOffice/7.6.7.2$MacOSX_AARCH64 LibreOffice_project/dd47e4b30cb7dab30588d6c79c651f218165e3c5</meta:generator>
    <meta:document-statistic meta:table-count="0" meta:image-count="0" meta:object-count="0" meta:page-count="1" meta:paragraph-count="6" meta:word-count="99" meta:character-count="614" meta:non-whitespace-character-count="520"/>
  </office:meta>
</office:document-meta>
</file>